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CIBERSEGURIDAD</text:p>
      <text:p text:style-name="P1"/>
      <text:p text:style-name="P2">disponibilidad: Es la cualidad, caracteristica o condición de la información en econtrarse a disposición de quienes deben acceder a ella, ya sean personas, procesos o aplicaciones.</text:p>
      <text:p text:style-name="P2">Integridad: ES la propiedad qu ebusca mantener los datos libres de modificaciones no autorizadas, sin ser manipulada por otra persona o proceso no autorizado.</text:p>
      <text:p text:style-name="P2">Confidencialidad: Es la propiedad que pimpide la divulgación de la información a individuos, entidades o procesos no autorizados, solo aquellas que estan si están autorizadas.</text:p>
      <text:p text:style-name="P2"/>
      <text:p text:style-name="P2">NORMATIVA APLICABLE:</text:p>
      <text:p text:style-name="P2">Reglamenot(UE)2016/679(RGPD): A datos de carácter personal.</text:p>
      <text:p text:style-name="P2">Esquema Nacional de Seguridad: Al ámbito de las administraciones públicas.</text:p>
      <text:p text:style-name="P2">Otro reglamentos(juego online, sector industrial de la defensa, etc.)</text:p>
      <text:p text:style-name="P2">Ademas plexus esta certificado en la normativa ISO 27.001</text:p>
      <text:p text:style-name="P2"/>
      <text:p text:style-name="P2">POLÍTICAS DE SEGURIDAD: </text:p>
      <text:p text:style-name="P2">SUBPOLÍTICA:</text:p>
      <text:p text:style-name="P2">Todos los documentos de la Normativa de plexus son de obligatorio cumplimineto para todos lo empleados en plexus.</text:p>
      <text:p text:style-name="P2">La subpolítica define:</text:p>
      <text:list xml:id="list2344375354165749455" text:style-name="L1">
        <text:list-item>
          <text:p text:style-name="P3">La dirección de plexus hace publico, su firme compromiso en el desarrollo de un sistema de gestión de seguridad respecto a los activos de información, según LOS 3 CONCEPTOS ANTES VISTOS.</text:p>
        </text:list-item>
      </text:list>
      <text:list xml:id="list3304675255139770649" text:style-name="L2">
        <text:list-item>
          <text:p text:style-name="P4">Ene sta política se detallan los objetivos en el ámbito de seguridad.</text:p>
        </text:list-item>
        <text:list-item>
          <text:p text:style-name="P4">Se define un grupo que gestiona la correcta implantación de las políticas.</text:p>
        </text:list-item>
        <text:list-item>
          <text:p text:style-name="P4">Establece los requisitos legales de la información.</text:p>
        </text:list-item>
      </text:list>
      <text:p text:style-name="P2"/>
      <text:p text:style-name="P2">CONTROL DE ACCESO:</text:p>
      <text:list xml:id="list8838809339641194731" text:style-name="L3">
        <text:list-item>
          <text:p text:style-name="P5">Acceso Lógico: Métodos de acceso(usuario y contraseña), y su almacenamiento con los registros de acceso lógico.</text:p>
        </text:list-item>
        <text:list-item>
          <text:p text:style-name="P5">Acceso Físico: En las instalaciones, mantenimiento de los registtros de acceso, zonas restringidad, visita de personal ajeno en las instalaciones.</text:p>
        </text:list-item>
      </text:list>
      <text:p text:style-name="P2"/>
      <text:p text:style-name="P2">CLASIFICACIÓN DE LA INFORMACIÓN</text:p>
      <text:p text:style-name="P2">Define los grados de clasificación de la documentación utilizada, y el tratamiento de esta información de manera independiente del formato en el que se encuentre, papel o dispositivos electrónicos. Estos grados son: RESERVADO, CONFIDENCIAL, INTERNO Y PÚBLICO.</text:p>
      <text:p text:style-name="P2"/>
      <text:p text:style-name="P2">SEGURIDAD DE PROVEEDORES:</text:p>
      <text:p text:style-name="P2">Controla las relaciones con los proveedores, y cual tiene acceso a la información de plexus, esto según los acuerdos y contratos con estos. Esta protección debe definirse durante la creación de un contrato. A su vez, de que los productos cumplan con los requisitos de seguridad establecidos por ambas partes.</text:p>
      <text:p text:style-name="P2"/>
      <text:p text:style-name="P2">DISPOSITIVOS MÓVILES:</text:p>
      <text:p text:style-name="P2">Establece las medidas de seguridad en el uso de estos dispositivos, </text:p>
      <text:p text:style-name="P2"/>
      <text:p text:style-name="P2">DISPOSITIVOS EXTRAIBLES:</text:p>
      <text:p text:style-name="P2">Estos dispositivos no estan autorizados,ejm: USB, estan deben ser habilitadas por plexus, conforme a las normas de seguridad, hay otras medidas de almacenamiento como owncloud.plexus.es</text:p>
      <text:p text:style-name="P2"/>
      <text:p text:style-name="P2"/>
      <text:p text:style-name="P2"><text:soft-page-break/>GESTIÓN DE USUARIOS:</text:p>
      <text:p text:style-name="P2">Establece los procedimientos de creación, modificación y eliminación de los usuarios de la compañía.</text:p>
      <text:p text:style-name="P2"/>
      <text:p text:style-name="P2">ROLES Y RESPONSABILIDADES:</text:p>
      <text:p text:style-name="P2">Todos los empleados deben seguir: Respetar las normas y procedimientos, mantener la confidencialidad, conocer las políticas de seguridad, participar en las campañas de concienciación, respetar la legislación, seguir los procedimientos en caso de incidentes de seguridad.</text:p>
      <text:p text:style-name="P2"/>
      <text:p text:style-name="P2">DESCRIPCIÓN:</text:p>
      <text:p text:style-name="P2">Cada tipo de información tiene su grado de importancia y si hay un incidente, habrá un tipo de repercusión diferente dependiendo del tipo de información.</text:p>
      <text:p text:style-name="P2"/>
      <text:p text:style-name="P2"><text:s/>De manera general, lleva acabo las siguientes medidas:</text:p>
      <text:p text:style-name="P2"/>
      <text:list xml:id="list3990898089136682317" text:style-name="L4">
        <text:list-item>
          <text:p text:style-name="P6">Marca los documentos que utilices con el nivel de seguridad que te hallan dicho,</text:p>
        </text:list-item>
        <text:list-item>
          <text:p text:style-name="P6">Aplica cifrado a la información más sensible.</text:p>
        </text:list-item>
        <text:list-item>
          <text:p text:style-name="P6">La información puede almacenarse en correo o soportes extraibles, por lo cual asegurarse de que estos esten cifrados.</text:p>
        </text:list-item>
        <text:list-item>
          <text:p text:style-name="P6">En físico, solo imprime información cuando sea estrictamente necesario.</text:p>
        </text:list-item>
        <text:list-item>
          <text:p text:style-name="P6">No intentar acceder a información que no tenemos acceso.</text:p>
        </text:list-item>
      </text:list>
      <text:p text:style-name="P2"/>
      <text:p text:style-name="P2">RESUMEN:</text:p>
      <text:p text:style-name="P2">RESERVAD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14T09:24:18.12</meta:creation-date>
    <dc:date>2020-01-14T13:16:00.76</dc:date>
    <meta:editing-duration>PT3H51M39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2" meta:paragraph-count="42" meta:word-count="533" meta:character-count="3599"/>
  </office:meta>
</office:document-meta>
</file>